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7000000497801C43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7.7cm" table:align="margins"/>
    </style:style>
    <style:style style:name="Tabela1.A" style:family="table-column">
      <style:table-column-properties style:column-width="1.164cm" style:rel-column-width="2754*"/>
    </style:style>
    <style:style style:name="Tabela1.B" style:family="table-column">
      <style:table-column-properties style:column-width="12.912cm" style:rel-column-width="30547*"/>
    </style:style>
    <style:style style:name="Tabela1.C" style:family="table-column">
      <style:table-column-properties style:column-width="3.466cm" style:rel-column-width="8200*"/>
    </style:style>
    <style:style style:name="Tabela1.D" style:family="table-column">
      <style:table-column-properties style:column-width="1.879cm" style:rel-column-width="4444*"/>
    </style:style>
    <style:style style:name="Tabela1.E" style:family="table-column">
      <style:table-column-properties style:column-width="3.149cm" style:rel-column-width="7449*"/>
    </style:style>
    <style:style style:name="Tabela1.F" style:family="table-column">
      <style:table-column-properties style:column-width="0.953cm" style:rel-column-width="2253*"/>
    </style:style>
    <style:style style:name="Tabela1.G" style:family="table-column">
      <style:table-column-properties style:column-width="2.143cm" style:rel-column-width="5070*"/>
    </style:style>
    <style:style style:name="Tabela1.H" style:family="table-column">
      <style:table-column-properties style:column-width="0.926cm" style:rel-column-width="2190*"/>
    </style:style>
    <style:style style:name="Tabela1.I" style:family="table-column">
      <style:table-column-properties style:column-width="1.111cm" style:rel-column-width="2628*"/>
    </style:style>
    <style:style style:name="Tabe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a1.I1" style:family="table-cell">
      <style:table-cell-properties fo:padding="0.097cm" fo:border="0.035cm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officeooo:rsid="00092c0e" officeooo:paragraph-rsid="00092c0e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officeooo:rsid="00092c0e" officeooo:paragraph-rsid="00092c0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76c04" officeooo:paragraph-rsid="00076c04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officeooo:rsid="000d5ee0"/>
    </style:style>
    <style:style style:name="T2" style:family="text">
      <style:text-properties officeooo:rsid="000f5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jectos gráficos1" text:anchor-type="paragraph" svg:x="-0.012cm" svg:y="-0.097cm" svg:width="1.759cm" svg:height="1.325cm" draw:z-index="0"><draw:image xlink:href="Pictures/1000000000000057000000497801C43B.jpg" xlink:type="simple" xlink:show="embed" xlink:actuate="onLoad"/></draw:frame>APE<text:span text:style-name="T2">C</text:span> -Centro de exames</text:p>
      <text:p text:style-name="P4"/>
      <text:p text:style-name="P4"><draw:line text:anchor-type="paragraph" draw:z-index="1" draw:style-name="gr1" draw:text-style-name="P5" svg:x1="10.899cm" svg:y1="0.744cm" svg:x2="10.899cm" svg:y2="1.723cm"><text:p/></draw:lin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3"><text:s text:c="26"/>Nome <text:s text:c="30"/><text:span text:style-name="T1">Data</text:span></text:p>
          </table:table-cell>
          <table:table-cell table:style-name="Tabela1.A1" office:value-type="string">
            <text:p text:style-name="P2">B.I.</text:p>
          </table:table-cell>
          <table:table-cell table:style-name="Tabela1.A1" office:value-type="string">
            <text:p text:style-name="P2">Cat.</text:p>
          </table:table-cell>
          <table:table-cell table:style-name="Tabela1.A1" office:value-type="string">
            <text:p text:style-name="P2">Pauta</text:p>
          </table:table-cell>
          <table:table-cell table:style-name="Tabela1.A1" office:value-type="string">
            <text:p text:style-name="P2">T</text:p>
          </table:table-cell>
          <table:table-cell table:style-name="Tabela1.A1" office:value-type="string">
            <text:p text:style-name="P2">Hora</text:p>
          </table:table-cell>
          <table:table-cell table:style-name="Tabela1.A1" office:value-type="string">
            <text:p text:style-name="P2">M</text:p>
          </table:table-cell>
          <table:table-cell table:style-name="Tabela1.I1" office:value-type="string">
            <text:p text:style-name="P2">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o Rebelo</meta:initial-creator>
    <meta:creation-date>2012-01-24T15:34:09</meta:creation-date>
    <meta:generator>OpenOffice.org/3.2$Linux OpenOffice.org_project/320m15$Build-9492</meta:generator>
    <dc:date>2012-02-10T17:33:08</dc:date>
    <dc:creator>Joao Rebelo</dc:creator>
    <meta:editing-duration>PT00H17M23S</meta:editing-duration>
    <meta:editing-cycles>7</meta:editing-cycles>
    <meta:document-statistic meta:table-count="1" meta:image-count="1" meta:object-count="0" meta:page-count="1" meta:paragraph-count="9" meta:word-count="13" meta:character-count="107"/>
  </office:meta>
</office:document-meta>
</file>